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40000006E5EEE93D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draw:auto-grow-height="true" fo:min-height="3.507cm"/>
    </style:style>
    <style:style style:name="pr5" style:family="presentation" style:parent-style-name="Default_20_1-outline1">
      <style:graphic-properties fo:min-height="13.61cm"/>
    </style:style>
    <style:style style:name="pr6" style:family="presentation" style:parent-style-name="Default_20_1-notes">
      <style:graphic-properties draw:fill-color="#ffffff" fo:min-height="13.11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T1" style:family="text">
      <style:text-properties fo:color="#808080" style:text-outline="false" fo:text-shadow="1pt 1pt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10/08/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What the heck is ADAMS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lide titl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Date and Name in Footer</text:p>
              </text:list-item>
              <text:list-item>
                <text:p>Can be changed as follows</text:p>
                <text:list>
                  <text:list-item>
                    <text:p>View</text:p>
                  </text:list-item>
                  <text:list-item>
                    <text:p>Header and Footer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2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4.3$Linux_X86_64 LibreOffice_project/2c39ebcf046445232b798108aa8a7e7d89552ea8</meta:generator>
    <meta:document-statistic meta:object-count="41"/>
  </office:meta>
</office:document-meta>
</file>